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rWrapper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Wrapper.getServl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Wrapper.SchedulerWrapper( String _servletContextPath , String _schedulerConfiguration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dulerWrapper.addJob( String jobGroup , Date startTime ,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hedulerWrapper.getSchedulerConfigu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dulerWrapper.deleteJobs( org . apache . lenya . cms . publication . Document 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hedulerWrapper.getPublication( String job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Wrapper.getTrigger( String jobName , String jobGrou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hedulerWrapper.deleteJob( String jobName , String jobGrou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dulerWrapper.getSchedulerConfigurati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Wrapper.addJob( JobDetail det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dulerWrapper.getSnapsh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rWrapper.modifyJob( String _jobId , String jobGroup , Date startTi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chedulerWrapper.getSnapshot( String [ ] jobGroup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dulerWrapper.restoreJobs( String jobGrou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chedulerWrapper.get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Wrapper.getTriggerTypes( NamespaceHelper hel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chedulerWrapper.getSnapshot( NamespaceHelper helper , String grou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dulerWrapper.getNextJob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Wrapper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dulerWrapper.addJob( String jobGroup , Date startTime , Class jobClass , JobData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hedulerWrapper.getJobWrappers( String jobGrou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dulerWrapper.addJob( JobDetail detail , Trigger tri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